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a8b" officeooo:paragraph-rsid="0000ca8b"/>
    </style:style>
    <style:style style:name="P2" style:family="paragraph" style:parent-style-name="Standard">
      <style:text-properties officeooo:rsid="0000ca8b" officeooo:paragraph-rsid="0000ca8b"/>
    </style:style>
    <style:style style:name="P3" style:family="paragraph" style:parent-style-name="Standard">
      <style:text-properties officeooo:rsid="0002b631" officeooo:paragraph-rsid="0002b6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Este exemplo é para comitar…</text:p>
      <text:p text:style-name="P1"/>
      <text:p text:style-name="P3">Alguma coisa…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 LibreOffice_project/efb621ed25068d70781dc026f7e9c5187a4decd1</meta:generator>
    <dc:date>2018-10-01T12:17:28.913000000</dc:date>
    <meta:editing-duration>PT2M42S</meta:editing-duration>
    <meta:editing-cycles>2</meta:editing-cycles>
    <meta:document-statistic meta:table-count="0" meta:image-count="0" meta:object-count="0" meta:page-count="1" meta:paragraph-count="2" meta:word-count="7" meta:character-count="41" meta:non-whitespace-character-count="36"/>
  </office:meta>
</office:document-meta>
</file>